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rsid="001ce7a1" officeooo:paragraph-rsid="001ce7a1"/>
    </style:style>
    <style:style style:name="P2" style:family="paragraph" style:parent-style-name="Standard">
      <style:paragraph-properties fo:text-align="center" style:justify-single-word="false"/>
      <style:text-properties fo:language="zxx" fo:country="none" fo:font-weight="bold" officeooo:rsid="001ce7a1" officeooo:paragraph-rsid="001ce7a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officeooo:rsid="001ce7a1" officeooo:paragraph-rsid="001ce7a1" style:language-asian="zxx" style:country-asian="none" style:language-complex="zxx" style:country-complex="none"/>
    </style:style>
    <style:style style:name="P4" style:family="paragraph" style:parent-style-name="Standard" style:list-style-name="L3">
      <style:text-properties fo:language="zxx" fo:country="none" officeooo:rsid="001d4bf9" officeooo:paragraph-rsid="001d4bf9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zxx" fo:country="none" officeooo:rsid="0020e6e7" officeooo:paragraph-rsid="0020e6e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text-underline-style="none" officeooo:rsid="001ce7a1" officeooo:paragraph-rsid="001ce7a1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officeooo:paragraph-rsid="001ce7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4bf9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1ce7a1" style:language-asian="zxx" style:country-asian="none" style:language-complex="zxx" style:country-complex="none"/>
    </style:style>
    <style:style style:name="T5" style:family="text">
      <style:text-properties fo:language="zxx" fo:country="none" officeooo:rsid="001d3565" style:language-asian="zxx" style:country-asian="none" style:language-complex="zxx" style:country-complex="none"/>
    </style:style>
    <style:style style:name="T6" style:family="text">
      <style:text-properties fo:language="zxx" fo:country="none" officeooo:rsid="00211140" style:language-asian="zxx" style:country-asian="none" style:language-complex="zxx" style:country-complex="none"/>
    </style:style>
    <style:style style:name="T7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officeooo:rsid="001f95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COLO CHAT SERVER/CLIENTE</text:p>
      <text:p text:style-name="P3"><text:span text:style-name="T1"/></text:p>
      <text:p text:style-name="P3"><text:span text:style-name="T1">Server</text:span>:</text:p>
      <text:list text:style-name="L3">
        <text:list-item>
          <text:p text:style-name="P4">Al inicializar el server se pide que puerto se quiere utilizar para el chat. Y saca por mensaje que no tiene ningun cliente</text:p>
        </text:list-item>
        <text:list-item>
          <text:p text:style-name="P4">Mientras el server se está ejecutando busca clientes que se quieran conectar, despues de aceptar un cliente mira si hay menos clientes conectados que los permitidos:</text:p>
          <text:list>
            <text:list-item>
              <text:p text:style-name="P4">Si es así el server manda al cliente que ha sido aceptado <text:span text:style-name="T8">le manda a todos los usuarios quien se ha conectado, y se manda así mismo cuantos clientes hay conectados. Tambien crea un hilo con el nuevo cliente,</text:span> este hilo espera a que reciba un mensaje de su cliente y si ese mensaje no contiene /bye lo manda a todos los participantes del chat, si lo contiene realiza lo siguiente:</text:p>
              <text:list>
                <text:list-item>
                  <text:p text:style-name="P4">Eliminar a ese cliente del chat</text:p>
                </text:list-item>
                <text:list-item>
                  <text:p text:style-name="P4">Se manda un mensaje de cuantos clientes conectados hay, si queda algun participante le manda quien dejó el chat</text:p>
                </text:list-item>
                <text:list-item>
                  <text:p text:style-name="P4">Y el server se pregunta a si mismo si quiere cerrar el chat, de ser así le manda a todos los participantes que queden que se cerró el servidor y cierra todas las comunicaciones que queden y se cierra la ejecución.</text:p>
                </text:list-item>
              </text:list>
            </text:list-item>
            <text:list-item>
              <text:p text:style-name="P5">Si no es así le manda al cliente que quiere unirse que no puede y cierra la conexión con el</text:p>
            </text:list-item>
          </text:list>
        </text:list-item>
      </text:list>
      <text:p text:style-name="P6"/>
      <text:p text:style-name="P3"><text:span text:style-name="T2">Cliente</text:span>:</text:p>
      <text:list xml:id="list256133345" text:style-name="L2">
        <text:list-item>
          <text:p text:style-name="P1"><text:span text:style-name="T4">A</text:span><text:span text:style-name="T3">l ejecutar pide la ip y puerto del servidor al que se quiere conectar y tambien el apodo que quiere tener en el chat</text:span></text:p>
        </text:list-item>
        <text:list-item>
          <text:p text:style-name="P7"><text:span text:style-name="T4">El chat al inicializar la conexión con el servidor recibe un mensaje de si puede entrar o no al chat, </text:span><text:span text:style-name="T5">si no tiene permitido entrar </text:span><text:span text:style-name="T6">se </text:span><text:span text:style-name="T5">cierra el socket y </text:span><text:span text:style-name="T6">se termina la ejecucióm.</text:span></text:p>
        </text:list-item>
        <text:list-item>
          <text:p text:style-name="P1"><text:span text:style-name="T3">Si entra en el chat manda su nickname al servidor y a partir de ahí tiene dos funcionalidades:</text:span></text:p>
          <text:list>
            <text:list-item>
              <text:p text:style-name="P1"><text:span text:style-name="T3">Inicializar un hilo que no pare de </text:span><text:span text:style-name="T7">leer</text:span><text:span text:style-name="T3"> mensajes, si este hilo </text:span><text:span text:style-name="T5">recibe</text:span><text:span text:style-name="T3"> un mensaje que sea: "Se cerro el servidor" cierra el socket y termina la ejecución del programa</text:span></text:p>
            </text:list-item>
            <text:list-item>
              <text:p text:style-name="P1"><text:span text:style-name="T3">Un metodo de mandar mensaje en el que puedes seguir mandando mensajes hasta que mandes un mensaje que contenga /bye, al mandar esto se lo manda al server y cierra el socket y termina su ejecució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41:02.757889037</meta:creation-date>
    <dc:date>2024-03-08T10:06:04.456794282</dc:date>
    <meta:editing-duration>PT24M5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15" meta:word-count="365" meta:character-count="1917" meta:non-whitespace-character-count="1579"/>
  </office:meta>
</office:document-meta>
</file>